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0ef0e" officeooo:paragraph-rsid="0010ef0e"/>
    </style:style>
    <style:style style:name="P2" style:family="paragraph" style:parent-style-name="Standard">
      <style:paragraph-properties fo:text-align="justify" style:justify-single-word="false"/>
      <style:text-properties officeooo:rsid="0010ef0e" officeooo:paragraph-rsid="0012137b"/>
    </style:style>
    <style:style style:name="P3" style:family="paragraph" style:parent-style-name="Standard">
      <style:paragraph-properties fo:text-align="justify" style:justify-single-word="false"/>
      <style:text-properties officeooo:rsid="0010ef0e" officeooo:paragraph-rsid="0012def0"/>
    </style:style>
    <style:style style:name="T1" style:family="text">
      <style:text-properties officeooo:rsid="0012137b"/>
    </style:style>
    <style:style style:name="T2" style:family="text">
      <style:text-properties officeooo:rsid="0012de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simpulan :</text:p>
      <text:p text:style-name="P2"/>
      <text:p text:style-name="P2">Kecepatan perkembangan teknologi saat ini telah merubah cara masyarakat khususnya pelaku ekonomi dalam mengelola keuangan. maraknya aplikasi berbasis ponsel sekarang ini merupakan bagian dari persaingan bisnis yang telah berubah dari konvensional menjadi online. transaksi <text:span text:style-name="T1">mobile telah menjadi sarana yang sangat dibutuhkan masnyarakat karena mampu melakukan proses dengan cepat tanpa harus datang ke tempat usaha, hemat waktu dan biaya hanya dengan memiliki dana tabungan semua transaksi dapat dilakukan dengan mudah.</text:span></text:p>
      <text:p text:style-name="P2"/>
      <text:p text:style-name="P3"><text:span text:style-name="T2">Yang menjadi perhatian Kopdit saat ini adalah, bagaimana kopdit mampu mengikuti perubahan metode pemanfaatan teknologi saat ini tanpa harus mengabaikan risiko yang ada. justru sebaliknya teknologi dapat menjadi solusi untuk mengendalikan risiko setiap aktivitas keuangan dan pengembangan produk lainnya.</text:span></text:p>
      <text:p text:style-name="P3"/>
      <text:p text:style-name="P3"><text:span text:style-name="T2">Dengan berlangsungnya sarasehan ini, telah menghasilkan suatu keputusan untuk membentuk badan Switching Koperasi yang akan memberikan dukungan sangat besar khususnya dalam membangun kerjasama antar kopdit yang berbeda platform sistem informasi keuangan. maka dengan demikian kami dari Manajemen berharap CU Harapan Kita dapat berkontribusi untuk pembentukan badan switching terseb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0:52:03.372509734</meta:creation-date>
    <dc:date>2017-11-23T11:54:36.637600775</dc:date>
    <meta:editing-duration>PT2M50S</meta:editing-duration>
    <meta:editing-cycles>1</meta:editing-cycles>
    <meta:document-statistic meta:table-count="0" meta:image-count="0" meta:object-count="0" meta:page-count="1" meta:paragraph-count="4" meta:word-count="158" meta:character-count="1217" meta:non-whitespace-character-count="1062"/>
    <meta:generator>LibreOffice/5.3.6.1$Linux_X86_64 LibreOffice_project/30m0$Build-1</meta:generator>
  </office:meta>
</office:document-meta>
</file>